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4" table:style-name="ta1">
        <table:table-column table:style-name="co1" table:number-columns-repeated="5" table:default-cell-style-name="Default"/>
        <table:table-row table:style-name="ro1">
          <table:table-cell office:value-type="float" office:value="1E+025" calcext:value-type="float">
            <text:p>1E+02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2079207920792E+024" calcext:value-type="float">
            <text:p>7.92079207920792E+024</text:p>
          </table:table-cell>
          <table:table-cell office:value-type="float" office:value="1.01E+025" calcext:value-type="float">
            <text:p>1.01E+025</text:p>
          </table:table-cell>
          <table:table-cell office:value-type="float" office:value="0" calcext:value-type="float">
            <text:p>0</text:p>
          </table:table-cell>
          <table:table-cell office:value-type="float" office:value="1.2751" calcext:value-type="float">
            <text:p>1.2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84313725490196E+024" calcext:value-type="float">
            <text:p>7.84313725490196E+024</text:p>
          </table:table-cell>
          <table:table-cell office:value-type="float" office:value="1.02E+025" calcext:value-type="float">
            <text:p>1.02E+025</text:p>
          </table:table-cell>
          <table:table-cell office:value-type="float" office:value="0" calcext:value-type="float">
            <text:p>0</text:p>
          </table:table-cell>
          <table:table-cell office:value-type="float" office:value="1.3004" calcext:value-type="float">
            <text:p>1.30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76699029126214E+024" calcext:value-type="float">
            <text:p>7.76699029126214E+024</text:p>
          </table:table-cell>
          <table:table-cell office:value-type="float" office:value="1.03E+025" calcext:value-type="float">
            <text:p>1.03E+025</text:p>
          </table:table-cell>
          <table:table-cell office:value-type="float" office:value="0" calcext:value-type="float">
            <text:p>0</text:p>
          </table:table-cell>
          <table:table-cell office:value-type="float" office:value="1.3261" calcext:value-type="float">
            <text:p>1.32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69230769230769E+024" calcext:value-type="float">
            <text:p>7.69230769230769E+024</text:p>
          </table:table-cell>
          <table:table-cell office:value-type="float" office:value="1.04E+025" calcext:value-type="float">
            <text:p>1.04E+025</text:p>
          </table:table-cell>
          <table:table-cell office:value-type="float" office:value="0" calcext:value-type="float">
            <text:p>0</text:p>
          </table:table-cell>
          <table:table-cell office:value-type="float" office:value="1.3519" calcext:value-type="float">
            <text:p>1.35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54716981132075E+024" calcext:value-type="float">
            <text:p>7.54716981132075E+024</text:p>
          </table:table-cell>
          <table:table-cell office:value-type="float" office:value="1.06E+025" calcext:value-type="float">
            <text:p>1.06E+025</text:p>
          </table:table-cell>
          <table:table-cell office:value-type="float" office:value="0" calcext:value-type="float">
            <text:p>0</text:p>
          </table:table-cell>
          <table:table-cell office:value-type="float" office:value="1.4044" calcext:value-type="float">
            <text:p>1.40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47663551401869E+024" calcext:value-type="float">
            <text:p>7.47663551401869E+024</text:p>
          </table:table-cell>
          <table:table-cell office:value-type="float" office:value="1.07E+025" calcext:value-type="float">
            <text:p>1.07E+025</text:p>
          </table:table-cell>
          <table:table-cell office:value-type="float" office:value="0" calcext:value-type="float">
            <text:p>0</text:p>
          </table:table-cell>
          <table:table-cell office:value-type="float" office:value="1.4311" calcext:value-type="float">
            <text:p>1.43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40740740740741E+024" calcext:value-type="float">
            <text:p>7.40740740740741E+024</text:p>
          </table:table-cell>
          <table:table-cell office:value-type="float" office:value="1.08E+025" calcext:value-type="float">
            <text:p>1.08E+025</text:p>
          </table:table-cell>
          <table:table-cell office:value-type="float" office:value="0" calcext:value-type="float">
            <text:p>0</text:p>
          </table:table-cell>
          <table:table-cell office:value-type="float" office:value="1.4579" calcext:value-type="float">
            <text:p>1.45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3394495412844E+024" calcext:value-type="float">
            <text:p>7.3394495412844E+024</text:p>
          </table:table-cell>
          <table:table-cell office:value-type="float" office:value="1.09E+025" calcext:value-type="float">
            <text:p>1.09E+025</text:p>
          </table:table-cell>
          <table:table-cell office:value-type="float" office:value="0" calcext:value-type="float">
            <text:p>0</text:p>
          </table:table-cell>
          <table:table-cell office:value-type="float" office:value="1.4851" calcext:value-type="float">
            <text:p>1.48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27272727272727E+024" calcext:value-type="float">
            <text:p>7.27272727272727E+024</text:p>
          </table:table-cell>
          <table:table-cell office:value-type="float" office:value="1.1E+025" calcext:value-type="float">
            <text:p>1.1E+025</text:p>
          </table:table-cell>
          <table:table-cell office:value-type="float" office:value="0" calcext:value-type="float">
            <text:p>0</text:p>
          </table:table-cell>
          <table:table-cell office:value-type="float" office:value="1.5124" calcext:value-type="float">
            <text:p>1.51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20720720720721E+024" calcext:value-type="float">
            <text:p>7.20720720720721E+024</text:p>
          </table:table-cell>
          <table:table-cell office:value-type="float" office:value="1.11E+025" calcext:value-type="float">
            <text:p>1.11E+025</text:p>
          </table:table-cell>
          <table:table-cell office:value-type="float" office:value="0" calcext:value-type="float">
            <text:p>0</text:p>
          </table:table-cell>
          <table:table-cell office:value-type="float" office:value="1.5401" calcext:value-type="float">
            <text:p>1.54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14285714285714E+024" calcext:value-type="float">
            <text:p>7.14285714285714E+024</text:p>
          </table:table-cell>
          <table:table-cell office:value-type="float" office:value="1.12E+025" calcext:value-type="float">
            <text:p>1.12E+025</text:p>
          </table:table-cell>
          <table:table-cell office:value-type="float" office:value="0" calcext:value-type="float">
            <text:p>0</text:p>
          </table:table-cell>
          <table:table-cell office:value-type="float" office:value="1.5679" calcext:value-type="float">
            <text:p>1.56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07964601769912E+024" calcext:value-type="float">
            <text:p>7.07964601769912E+024</text:p>
          </table:table-cell>
          <table:table-cell office:value-type="float" office:value="1.13E+025" calcext:value-type="float">
            <text:p>1.13E+025</text:p>
          </table:table-cell>
          <table:table-cell office:value-type="float" office:value="0" calcext:value-type="float">
            <text:p>0</text:p>
          </table:table-cell>
          <table:table-cell office:value-type="float" office:value="1.5961" calcext:value-type="float">
            <text:p>1.59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01754385964912E+024" calcext:value-type="float">
            <text:p>7.01754385964912E+024</text:p>
          </table:table-cell>
          <table:table-cell office:value-type="float" office:value="1.14E+025" calcext:value-type="float">
            <text:p>1.14E+025</text:p>
          </table:table-cell>
          <table:table-cell office:value-type="float" office:value="0" calcext:value-type="float">
            <text:p>0</text:p>
          </table:table-cell>
          <table:table-cell office:value-type="float" office:value="1.6244" calcext:value-type="float">
            <text:p>1.62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95652173913043E+024" calcext:value-type="float">
            <text:p>6.95652173913043E+024</text:p>
          </table:table-cell>
          <table:table-cell office:value-type="float" office:value="1.15E+025" calcext:value-type="float">
            <text:p>1.15E+025</text:p>
          </table:table-cell>
          <table:table-cell office:value-type="float" office:value="0" calcext:value-type="float">
            <text:p>0</text:p>
          </table:table-cell>
          <table:table-cell office:value-type="float" office:value="1.6531" calcext:value-type="float">
            <text:p>1.65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89655172413793E+024" calcext:value-type="float">
            <text:p>6.89655172413793E+024</text:p>
          </table:table-cell>
          <table:table-cell office:value-type="float" office:value="1.16E+025" calcext:value-type="float">
            <text:p>1.16E+025</text:p>
          </table:table-cell>
          <table:table-cell office:value-type="float" office:value="0" calcext:value-type="float">
            <text:p>0</text:p>
          </table:table-cell>
          <table:table-cell office:value-type="float" office:value="1.6819" calcext:value-type="float">
            <text:p>1.68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83760683760684E+024" calcext:value-type="float">
            <text:p>6.83760683760684E+024</text:p>
          </table:table-cell>
          <table:table-cell office:value-type="float" office:value="1.17E+025" calcext:value-type="float">
            <text:p>1.17E+025</text:p>
          </table:table-cell>
          <table:table-cell office:value-type="float" office:value="0" calcext:value-type="float">
            <text:p>0</text:p>
          </table:table-cell>
          <table:table-cell office:value-type="float" office:value="1.7111" calcext:value-type="float">
            <text:p>1.7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77966101694916E+024" calcext:value-type="float">
            <text:p>6.77966101694916E+024</text:p>
          </table:table-cell>
          <table:table-cell office:value-type="float" office:value="1.18E+025" calcext:value-type="float">
            <text:p>1.18E+025</text:p>
          </table:table-cell>
          <table:table-cell office:value-type="float" office:value="0" calcext:value-type="float">
            <text:p>0</text:p>
          </table:table-cell>
          <table:table-cell office:value-type="float" office:value="1.7404" calcext:value-type="float">
            <text:p>1.74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.66666666666667E+024" calcext:value-type="float">
            <text:p>6.66666666666667E+024</text:p>
          </table:table-cell>
          <table:table-cell office:value-type="float" office:value="1.2E+025" calcext:value-type="float">
            <text:p>1.2E+025</text:p>
          </table:table-cell>
          <table:table-cell office:value-type="float" office:value="0" calcext:value-type="float">
            <text:p>0</text:p>
          </table:table-cell>
          <table:table-cell office:value-type="float" office:value="1.7999" calcext:value-type="float">
            <text:p>1.79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61157024793389E+024" calcext:value-type="float">
            <text:p>6.61157024793389E+024</text:p>
          </table:table-cell>
          <table:table-cell office:value-type="float" office:value="1.21E+025" calcext:value-type="float">
            <text:p>1.21E+025</text:p>
          </table:table-cell>
          <table:table-cell office:value-type="float" office:value="0" calcext:value-type="float">
            <text:p>0</text:p>
          </table:table-cell>
          <table:table-cell office:value-type="float" office:value="1.8301" calcext:value-type="float">
            <text:p>1.83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55737704918033E+024" calcext:value-type="float">
            <text:p>6.55737704918033E+024</text:p>
          </table:table-cell>
          <table:table-cell office:value-type="float" office:value="1.22E+025" calcext:value-type="float">
            <text:p>1.22E+025</text:p>
          </table:table-cell>
          <table:table-cell office:value-type="float" office:value="0" calcext:value-type="float">
            <text:p>0</text:p>
          </table:table-cell>
          <table:table-cell office:value-type="float" office:value="1.8604" calcext:value-type="float">
            <text:p>1.86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21008130081301E+025" calcext:value-type="float">
            <text:p>1.21008130081301E+025</text:p>
          </table:table-cell>
          <table:table-cell office:value-type="float" office:value="1.23E+025" calcext:value-type="float">
            <text:p>1.23E+025</text:p>
          </table:table-cell>
          <table:table-cell office:value-type="float" office:value="5.66208898483402E+024" calcext:value-type="float">
            <text:p>5.66208898483402E+024</text:p>
          </table:table-cell>
          <table:table-cell office:value-type="float" office:value="1.0164" calcext:value-type="float">
            <text:p>1.0164</text:p>
          </table:table-cell>
        </table:table-row>
        <table:table-row table:style-name="ro1">
          <table:table-cell office:value-type="string" calcext:value-type="string">
            <text:p>Debt</text:p>
          </table:table-cell>
          <table:table-cell office:value-type="string" calcext:value-type="string">
            <text:p>NFT</text:p>
          </table:table-cell>
          <table:table-cell office:value-type="string" calcext:value-type="string">
            <text:p>creation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5737704918033E+024" calcext:value-type="float">
            <text:p>6.65737704918033E+024</text:p>
          </table:table-cell>
          <table:table-cell office:value-type="float" office:value="1.22E+025" calcext:value-type="float">
            <text:p>1.22E+025</text:p>
          </table:table-cell>
          <table:table-cell office:value-type="float" office:value="0" calcext:value-type="float">
            <text:p>0</text:p>
          </table:table-cell>
          <table:table-cell office:value-type="float" office:value="1.8325" calcext:value-type="float">
            <text:p>1.83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75737704918033E+024" calcext:value-type="float">
            <text:p>6.75737704918033E+024</text:p>
          </table:table-cell>
          <table:table-cell office:value-type="float" office:value="1.22E+025" calcext:value-type="float">
            <text:p>1.22E+025</text:p>
          </table:table-cell>
          <table:table-cell office:value-type="float" office:value="0" calcext:value-type="float">
            <text:p>0</text:p>
          </table:table-cell>
          <table:table-cell office:value-type="float" office:value="1.8054" calcext:value-type="float">
            <text:p>1.80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85737704918033E+024" calcext:value-type="float">
            <text:p>6.85737704918033E+024</text:p>
          </table:table-cell>
          <table:table-cell office:value-type="float" office:value="1.22E+025" calcext:value-type="float">
            <text:p>1.22E+025</text:p>
          </table:table-cell>
          <table:table-cell office:value-type="float" office:value="0" calcext:value-type="float">
            <text:p>0</text:p>
          </table:table-cell>
          <table:table-cell office:value-type="float" office:value="1.7791" calcext:value-type="float">
            <text:p>1.77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95737704918033E+024" calcext:value-type="float">
            <text:p>6.95737704918033E+024</text:p>
          </table:table-cell>
          <table:table-cell office:value-type="float" office:value="1.22E+025" calcext:value-type="float">
            <text:p>1.22E+025</text:p>
          </table:table-cell>
          <table:table-cell office:value-type="float" office:value="0" calcext:value-type="float">
            <text:p>0</text:p>
          </table:table-cell>
          <table:table-cell office:value-type="float" office:value="1.7535" calcext:value-type="float">
            <text:p>1.75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05737704918033E+024" calcext:value-type="float">
            <text:p>7.05737704918033E+024</text:p>
          </table:table-cell>
          <table:table-cell office:value-type="float" office:value="1.22E+025" calcext:value-type="float">
            <text:p>1.22E+025</text:p>
          </table:table-cell>
          <table:table-cell office:value-type="float" office:value="0" calcext:value-type="float">
            <text:p>0</text:p>
          </table:table-cell>
          <table:table-cell office:value-type="float" office:value="1.7286" calcext:value-type="float">
            <text:p>1.72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15737704918033E+024" calcext:value-type="float">
            <text:p>7.15737704918033E+024</text:p>
          </table:table-cell>
          <table:table-cell office:value-type="float" office:value="1.22E+025" calcext:value-type="float">
            <text:p>1.22E+025</text:p>
          </table:table-cell>
          <table:table-cell office:value-type="float" office:value="0" calcext:value-type="float">
            <text:p>0</text:p>
          </table:table-cell>
          <table:table-cell office:value-type="float" office:value="1.7045" calcext:value-type="float">
            <text:p>1.70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25737704918033E+024" calcext:value-type="float">
            <text:p>7.25737704918033E+024</text:p>
          </table:table-cell>
          <table:table-cell office:value-type="float" office:value="1.22E+025" calcext:value-type="float">
            <text:p>1.22E+025</text:p>
          </table:table-cell>
          <table:table-cell office:value-type="float" office:value="0" calcext:value-type="float">
            <text:p>0</text:p>
          </table:table-cell>
          <table:table-cell office:value-type="float" office:value="1.681" calcext:value-type="float">
            <text:p>1.6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35737704918032E+024" calcext:value-type="float">
            <text:p>7.35737704918032E+024</text:p>
          </table:table-cell>
          <table:table-cell office:value-type="float" office:value="1.22E+025" calcext:value-type="float">
            <text:p>1.22E+025</text:p>
          </table:table-cell>
          <table:table-cell office:value-type="float" office:value="0" calcext:value-type="float">
            <text:p>0</text:p>
          </table:table-cell>
          <table:table-cell office:value-type="float" office:value="1.6581" calcext:value-type="float">
            <text:p>1.65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45737704918033E+024" calcext:value-type="float">
            <text:p>7.45737704918033E+024</text:p>
          </table:table-cell>
          <table:table-cell office:value-type="float" office:value="1.22E+025" calcext:value-type="float">
            <text:p>1.22E+025</text:p>
          </table:table-cell>
          <table:table-cell office:value-type="float" office:value="0" calcext:value-type="float">
            <text:p>0</text:p>
          </table:table-cell>
          <table:table-cell office:value-type="float" office:value="1.6359" calcext:value-type="float">
            <text:p>1.635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us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up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85737704918033E+024" calcext:value-type="float">
            <text:p>9.85737704918033E+024</text:p>
          </table:table-cell>
          <table:table-cell office:value-type="float" office:value="1.09623482454682E+025" calcext:value-type="float">
            <text:p>1.09623482454682E+025</text:p>
          </table:table-cell>
          <table:table-cell office:value-type="float" office:value="0" calcext:value-type="float">
            <text:p>0</text:p>
          </table:table-cell>
          <table:table-cell office:value-type="float" office:value="1.112" calcext:value-type="float">
            <text:p>1.11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aying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ebt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6543105030815E+025" calcext:value-type="float">
            <text:p>1.06543105030815E+025</text:p>
          </table:table-cell>
          <table:table-cell office:value-type="float" office:value="1.01469623838872E+025" calcext:value-type="float">
            <text:p>1.01469623838872E+025</text:p>
          </table:table-cell>
          <table:table-cell office:value-type="float" office:value="0" calcext:value-type="float">
            <text:p>0</text:p>
          </table:table-cell>
          <table:table-cell office:value-type="float" office:value="0.9523" calcext:value-type="float">
            <text:p>0.95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6547754329344E+025" calcext:value-type="float">
            <text:p>1.06547754329344E+025</text:p>
          </table:table-cell>
          <table:table-cell office:value-type="float" office:value="1.01474051742232E+025" calcext:value-type="float">
            <text:p>1.01474051742232E+025</text:p>
          </table:table-cell>
          <table:table-cell office:value-type="float" office:value="3.88028349006474E+022" calcext:value-type="float">
            <text:p>3.88028349006474E+022</text:p>
          </table:table-cell>
          <table:table-cell office:value-type="float" office:value="0.9523" calcext:value-type="float">
            <text:p>0.95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6552403426883E+025" calcext:value-type="float">
            <text:p>1.06552403426883E+025</text:p>
          </table:table-cell>
          <table:table-cell office:value-type="float" office:value="1.01478479454174E+025" calcext:value-type="float">
            <text:p>1.01478479454174E+025</text:p>
          </table:table-cell>
          <table:table-cell office:value-type="float" office:value="0" calcext:value-type="float">
            <text:p>0</text:p>
          </table:table-cell>
          <table:table-cell office:value-type="float" office:value="0.9523" calcext:value-type="float">
            <text:p>0.95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6557052323459E+025" calcext:value-type="float">
            <text:p>1.06557052323459E+025</text:p>
          </table:table-cell>
          <table:table-cell office:value-type="float" office:value="1.01482906974723E+025" calcext:value-type="float">
            <text:p>1.01482906974723E+025</text:p>
          </table:table-cell>
          <table:table-cell office:value-type="float" office:value="0" calcext:value-type="float">
            <text:p>0</text:p>
          </table:table-cell>
          <table:table-cell office:value-type="float" office:value="0.9523" calcext:value-type="float">
            <text:p>0.95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6561701019097E+025" calcext:value-type="float">
            <text:p>1.06561701019097E+025</text:p>
          </table:table-cell>
          <table:table-cell office:value-type="float" office:value="1.01487334303902E+025" calcext:value-type="float">
            <text:p>1.01487334303902E+025</text:p>
          </table:table-cell>
          <table:table-cell office:value-type="float" office:value="2.37168006278026E+022" calcext:value-type="float">
            <text:p>2.37168006278026E+022</text:p>
          </table:table-cell>
          <table:table-cell office:value-type="float" office:value="0.9523" calcext:value-type="float">
            <text:p>0.95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6566349513824E+025" calcext:value-type="float">
            <text:p>1.06566349513824E+025</text:p>
          </table:table-cell>
          <table:table-cell office:value-type="float" office:value="1.01491761441737E+025" calcext:value-type="float">
            <text:p>1.01491761441737E+025</text:p>
          </table:table-cell>
          <table:table-cell office:value-type="float" office:value="0" calcext:value-type="float">
            <text:p>0</text:p>
          </table:table-cell>
          <table:table-cell office:value-type="float" office:value="0.9523" calcext:value-type="float">
            <text:p>0.95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06570997807666E+025" calcext:value-type="float">
            <text:p>1.06570997807666E+025</text:p>
          </table:table-cell>
          <table:table-cell office:value-type="float" office:value="1.01496188388253E+025" calcext:value-type="float">
            <text:p>1.01496188388253E+025</text:p>
          </table:table-cell>
          <table:table-cell office:value-type="float" office:value="0" calcext:value-type="float">
            <text:p>0</text:p>
          </table:table-cell>
          <table:table-cell office:value-type="float" office:value="0.9523" calcext:value-type="float">
            <text:p>0.95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6575645900648E+025" calcext:value-type="float">
            <text:p>1.06575645900648E+025</text:p>
          </table:table-cell>
          <table:table-cell office:value-type="float" office:value="1.01500615143474E+025" calcext:value-type="float">
            <text:p>1.01500615143474E+025</text:p>
          </table:table-cell>
          <table:table-cell office:value-type="float" office:value="2.86168569658167E+022" calcext:value-type="float">
            <text:p>2.86168569658167E+022</text:p>
          </table:table-cell>
          <table:table-cell office:value-type="float" office:value="0.9523" calcext:value-type="float">
            <text:p>0.95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6580293792797E+025" calcext:value-type="float">
            <text:p>1.06580293792797E+025</text:p>
          </table:table-cell>
          <table:table-cell office:value-type="float" office:value="1.01505041707425E+025" calcext:value-type="float">
            <text:p>1.01505041707425E+025</text:p>
          </table:table-cell>
          <table:table-cell office:value-type="float" office:value="0" calcext:value-type="float">
            <text:p>0</text:p>
          </table:table-cell>
          <table:table-cell office:value-type="float" office:value="0.9523" calcext:value-type="float">
            <text:p>0.95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06584941484138E+025" calcext:value-type="float">
            <text:p>1.06584941484138E+025</text:p>
          </table:table-cell>
          <table:table-cell office:value-type="float" office:value="1.01509468080132E+025" calcext:value-type="float">
            <text:p>1.01509468080132E+025</text:p>
          </table:table-cell>
          <table:table-cell office:value-type="float" office:value="0" calcext:value-type="float">
            <text:p>0</text:p>
          </table:table-cell>
          <table:table-cell office:value-type="float" office:value="0.9523" calcext:value-type="float">
            <text:p>0.95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6589588974699E+025" calcext:value-type="float">
            <text:p>1.06589588974699E+025</text:p>
          </table:table-cell>
          <table:table-cell office:value-type="float" office:value="1.01513894261618E+025" calcext:value-type="float">
            <text:p>1.01513894261618E+025</text:p>
          </table:table-cell>
          <table:table-cell office:value-type="float" office:value="3.32505174604018E+022" calcext:value-type="float">
            <text:p>3.32505174604018E+022</text:p>
          </table:table-cell>
          <table:table-cell office:value-type="float" office:value="0.9523" calcext:value-type="float">
            <text:p>0.95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06594236264504E+025" calcext:value-type="float">
            <text:p>1.06594236264504E+025</text:p>
          </table:table-cell>
          <table:table-cell office:value-type="float" office:value="1.01518320251909E+025" calcext:value-type="float">
            <text:p>1.01518320251909E+025</text:p>
          </table:table-cell>
          <table:table-cell office:value-type="float" office:value="0" calcext:value-type="float">
            <text:p>0</text:p>
          </table:table-cell>
          <table:table-cell office:value-type="float" office:value="0.9523" calcext:value-type="float">
            <text:p>0.95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0659888335358E+025" calcext:value-type="float">
            <text:p>1.0659888335358E+025</text:p>
          </table:table-cell>
          <table:table-cell office:value-type="float" office:value="1.01522746051029E+025" calcext:value-type="float">
            <text:p>1.01522746051029E+025</text:p>
          </table:table-cell>
          <table:table-cell office:value-type="float" office:value="0" calcext:value-type="float">
            <text:p>0</text:p>
          </table:table-cell>
          <table:table-cell office:value-type="float" office:value="0.9523" calcext:value-type="float">
            <text:p>0.95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06603530241953E+025" calcext:value-type="float">
            <text:p>1.06603530241953E+025</text:p>
          </table:table-cell>
          <table:table-cell office:value-type="float" office:value="1.01527171659003E+025" calcext:value-type="float">
            <text:p>1.01527171659003E+025</text:p>
          </table:table-cell>
          <table:table-cell office:value-type="float" office:value="3.7638931973094E+022" calcext:value-type="float">
            <text:p>3.7638931973094E+022</text:p>
          </table:table-cell>
          <table:table-cell office:value-type="float" office:value="0.9523" calcext:value-type="float">
            <text:p>0.95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06608176929649E+025" calcext:value-type="float">
            <text:p>1.06608176929649E+025</text:p>
          </table:table-cell>
          <table:table-cell office:value-type="float" office:value="1.01531597075856E+025" calcext:value-type="float">
            <text:p>1.01531597075856E+025</text:p>
          </table:table-cell>
          <table:table-cell office:value-type="float" office:value="0" calcext:value-type="float">
            <text:p>0</text:p>
          </table:table-cell>
          <table:table-cell office:value-type="float" office:value="0.9523" calcext:value-type="float">
            <text:p>0.95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06617469703113E+025" calcext:value-type="float">
            <text:p>1.06617469703113E+025</text:p>
          </table:table-cell>
          <table:table-cell office:value-type="float" office:value="1.01540447336298E+025" calcext:value-type="float">
            <text:p>1.01540447336298E+025</text:p>
          </table:table-cell>
          <table:table-cell office:value-type="float" office:value="4.1801069230092E+022" calcext:value-type="float">
            <text:p>4.1801069230092E+022</text:p>
          </table:table-cell>
          <table:table-cell office:value-type="float" office:value="0.9523" calcext:value-type="float">
            <text:p>0.95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06622115788934E+025" calcext:value-type="float">
            <text:p>1.06622115788934E+025</text:p>
          </table:table-cell>
          <table:table-cell office:value-type="float" office:value="1.01544872179937E+025" calcext:value-type="float">
            <text:p>1.01544872179937E+025</text:p>
          </table:table-cell>
          <table:table-cell office:value-type="float" office:value="0" calcext:value-type="float">
            <text:p>0</text:p>
          </table:table-cell>
          <table:table-cell office:value-type="float" office:value="0.9523" calcext:value-type="float">
            <text:p>0.95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06626761674181E+025" calcext:value-type="float">
            <text:p>1.06626761674181E+025</text:p>
          </table:table-cell>
          <table:table-cell office:value-type="float" office:value="1.01549296832553E+025" calcext:value-type="float">
            <text:p>1.01549296832553E+025</text:p>
          </table:table-cell>
          <table:table-cell office:value-type="float" office:value="0" calcext:value-type="float">
            <text:p>0</text:p>
          </table:table-cell>
          <table:table-cell office:value-type="float" office:value="0.9523" calcext:value-type="float">
            <text:p>0.95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0663140735888E+025" calcext:value-type="float">
            <text:p>1.0663140735888E+025</text:p>
          </table:table-cell>
          <table:table-cell office:value-type="float" office:value="1.01553721294172E+025" calcext:value-type="float">
            <text:p>1.01553721294172E+025</text:p>
          </table:table-cell>
          <table:table-cell office:value-type="float" office:value="4.57539909245558E+022" calcext:value-type="float">
            <text:p>4.57539909245558E+022</text:p>
          </table:table-cell>
          <table:table-cell office:value-type="float" office:value="0.9523" calcext:value-type="float">
            <text:p>0.95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06636052843059E+025" calcext:value-type="float">
            <text:p>1.06636052843059E+025</text:p>
          </table:table-cell>
          <table:table-cell office:value-type="float" office:value="1.01558145564818E+025" calcext:value-type="float">
            <text:p>1.01558145564818E+025</text:p>
          </table:table-cell>
          <table:table-cell office:value-type="float" office:value="0" calcext:value-type="float">
            <text:p>0</text:p>
          </table:table-cell>
          <table:table-cell office:value-type="float" office:value="0.9523" calcext:value-type="float">
            <text:p>0.95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06640698126742E+025" calcext:value-type="float">
            <text:p>1.06640698126742E+025</text:p>
          </table:table-cell>
          <table:table-cell office:value-type="float" office:value="1.01562569644516E+025" calcext:value-type="float">
            <text:p>1.01562569644516E+025</text:p>
          </table:table-cell>
          <table:table-cell office:value-type="float" office:value="0" calcext:value-type="float">
            <text:p>0</text:p>
          </table:table-cell>
          <table:table-cell office:value-type="float" office:value="0.9523" calcext:value-type="float">
            <text:p>0.95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06645343209956E+025" calcext:value-type="float">
            <text:p>1.06645343209956E+025</text:p>
          </table:table-cell>
          <table:table-cell office:value-type="float" office:value="1.01566993533291E+025" calcext:value-type="float">
            <text:p>1.01566993533291E+025</text:p>
          </table:table-cell>
          <table:table-cell office:value-type="float" office:value="4.95130854967823E+022" calcext:value-type="float">
            <text:p>4.95130854967823E+022</text:p>
          </table:table-cell>
          <table:table-cell office:value-type="float" office:value="0.9523" calcext:value-type="float">
            <text:p>0.95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06649988092727E+025" calcext:value-type="float">
            <text:p>1.06649988092727E+025</text:p>
          </table:table-cell>
          <table:table-cell office:value-type="float" office:value="1.01571417231168E+025" calcext:value-type="float">
            <text:p>1.01571417231168E+025</text:p>
          </table:table-cell>
          <table:table-cell office:value-type="float" office:value="1.30192261183124E+021" calcext:value-type="float">
            <text:p>1.30192261183124E+021</text:p>
          </table:table-cell>
          <table:table-cell office:value-type="float" office:value="0.9523" calcext:value-type="float">
            <text:p>0.95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0665463277508E+025" calcext:value-type="float">
            <text:p>1.0665463277508E+025</text:p>
          </table:table-cell>
          <table:table-cell office:value-type="float" office:value="1.01575840738171E+025" calcext:value-type="float">
            <text:p>1.01575840738171E+025</text:p>
          </table:table-cell>
          <table:table-cell office:value-type="float" office:value="0" calcext:value-type="float">
            <text:p>0</text:p>
          </table:table-cell>
          <table:table-cell office:value-type="float" office:value="0.9523" calcext:value-type="float">
            <text:p>0.95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06659277257041E+025" calcext:value-type="float">
            <text:p>1.06659277257041E+025</text:p>
          </table:table-cell>
          <table:table-cell office:value-type="float" office:value="1.01580264054325E+025" calcext:value-type="float">
            <text:p>1.01580264054325E+025</text:p>
          </table:table-cell>
          <table:table-cell office:value-type="float" office:value="0" calcext:value-type="float">
            <text:p>0</text:p>
          </table:table-cell>
          <table:table-cell office:value-type="float" office:value="0.9523" calcext:value-type="float">
            <text:p>0.95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06663921538637E+025" calcext:value-type="float">
            <text:p>1.06663921538637E+025</text:p>
          </table:table-cell>
          <table:table-cell office:value-type="float" office:value="1.01584687179654E+025" calcext:value-type="float">
            <text:p>1.01584687179654E+025</text:p>
          </table:table-cell>
          <table:table-cell office:value-type="float" office:value="0" calcext:value-type="float">
            <text:p>0</text:p>
          </table:table-cell>
          <table:table-cell office:value-type="float" office:value="0.9523" calcext:value-type="float">
            <text:p>0.95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06668565619893E+025" calcext:value-type="float">
            <text:p>1.06668565619893E+025</text:p>
          </table:table-cell>
          <table:table-cell office:value-type="float" office:value="1.01589110114184E+025" calcext:value-type="float">
            <text:p>1.01589110114184E+025</text:p>
          </table:table-cell>
          <table:table-cell office:value-type="float" office:value="0" calcext:value-type="float">
            <text:p>0</text:p>
          </table:table-cell>
          <table:table-cell office:value-type="float" office:value="0.9523" calcext:value-type="float">
            <text:p>0.95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06673209500836E+025" calcext:value-type="float">
            <text:p>1.06673209500836E+025</text:p>
          </table:table-cell>
          <table:table-cell office:value-type="float" office:value="1.01593532857939E+025" calcext:value-type="float">
            <text:p>1.01593532857939E+025</text:p>
          </table:table-cell>
          <table:table-cell office:value-type="float" office:value="0" calcext:value-type="float">
            <text:p>0</text:p>
          </table:table-cell>
          <table:table-cell office:value-type="float" office:value="0.9523" calcext:value-type="float">
            <text:p>0.9523</text:p>
          </table:table-cell>
        </table:table-row>
      </table:table>
      <table:table table:name="Sheet2" table:style-name="ta1">
        <table:shapes>
          <draw:frame draw:z-index="0" draw:style-name="gr1" draw:text-style-name="P1" svg:width="453.32pt" svg:height="255.03pt" svg:x="130.28pt" svg:y="51.53pt">
            <draw:object draw:notify-on-update-of-ranges="Sheet2.F2:Sheet2.F21 Sheet2.J2:Sheet2.J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34pt" svg:height="290.64pt" svg:x="622.46pt" svg:y="64.77pt">
            <draw:object draw:notify-on-update-of-ranges="Sheet2.F2:Sheet2.F21 Sheet2.G1:Sheet2.G1 Sheet2.G2:Sheet2.G21 Sheet2.F2:Sheet2.F21 Sheet2.H1:Sheet2.H1 Sheet2.H2:Sheet2.H21 Sheet2.F2:Sheet2.F21 Sheet2.I1:Sheet2.I1 Sheet2.I2:Sheet2.I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table:number-columns-repeated="6"/>
          <table:table-cell office:value-type="string" calcext:value-type="string">
            <text:p>USD balance</text:p>
          </table:table-cell>
          <table:table-cell office:value-type="string" calcext:value-type="string">
            <text:p>StableToken balance</text:p>
          </table:table-cell>
          <table:table-cell office:value-type="string" calcext:value-type="string">
            <text:p>Treasury balance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6543105030815E+025" calcext:value-type="float">
            <text:p>1.06543105030815E+025</text:p>
          </table:table-cell>
          <table:table-cell office:value-type="float" office:value="1.01469623838872E+025" calcext:value-type="float">
            <text:p>1.01469623838872E+025</text:p>
          </table:table-cell>
          <table:table-cell office:value-type="float" office:value="0" calcext:value-type="float">
            <text:p>0</text:p>
          </table:table-cell>
          <table:table-cell office:value-type="float" office:value="0.9523" calcext:value-type="float">
            <text:p>0.9523</text:p>
          </table:table-cell>
          <table:table-cell office:value-type="float" office:value="0" calcext:value-type="float">
            <text:p>0</text:p>
          </table:table-cell>
          <table:table-cell table:formula="of:=[.B2]/POWER(10; 18)" office:value-type="float" office:value="10654310.5030815" calcext:value-type="float">
            <text:p>10654310.5030815</text:p>
          </table:table-cell>
          <table:table-cell table:formula="of:=[.C2]/POWER(10; 18)" office:value-type="float" office:value="10146962.3838872" calcext:value-type="float">
            <text:p>10146962.3838872</text:p>
          </table:table-cell>
          <table:table-cell table:formula="of:=[.D2]/POWER(10; 18)" office:value-type="float" office:value="0" calcext:value-type="float">
            <text:p>0</text:p>
          </table:table-cell>
          <table:table-cell table:formula="of:=[.E2]" office:value-type="float" office:value="0.9523" calcext:value-type="float">
            <text:p>0.9523</text:p>
          </table:table-cell>
          <table:table-cell/>
          <table:table-cell table:formula="of:=[.G2]/100" office:value-type="float" office:value="106543.105030815" calcext:value-type="float">
            <text:p>106543.105030815</text:p>
          </table:table-cell>
          <table:table-cell/>
          <table:table-cell table:formula="of:=[.G2]*[.H2]" office:value-type="float" office:value="108108887901022" calcext:value-type="float">
            <text:p>108108887901022</text:p>
          </table:table-cell>
          <table:table-cell table:formula="of:=[.N2]/[.$N$2]" office:value-type="float" office:value="1" calcext:value-type="float">
            <text:p>1</text:p>
          </table:table-cell>
          <table:table-cell office:value-type="float" office:value="100000000000000" calcext:value-type="float">
            <text:p>10000000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6547754329344E+025" calcext:value-type="float">
            <text:p>1.06547754329344E+025</text:p>
          </table:table-cell>
          <table:table-cell office:value-type="float" office:value="1.01474051742232E+025" calcext:value-type="float">
            <text:p>1.01474051742232E+025</text:p>
          </table:table-cell>
          <table:table-cell office:value-type="float" office:value="3.88028349006474E+022" calcext:value-type="float">
            <text:p>3.88028349006474E+022</text:p>
          </table:table-cell>
          <table:table-cell office:value-type="float" office:value="0.9523" calcext:value-type="float">
            <text:p>0.9523</text:p>
          </table:table-cell>
          <table:table-cell office:value-type="float" office:value="1" calcext:value-type="float">
            <text:p>1</text:p>
          </table:table-cell>
          <table:table-cell table:formula="of:=[.B3]/POWER(10; 18)" office:value-type="float" office:value="10654775.4329344" calcext:value-type="float">
            <text:p>10654775.4329344</text:p>
          </table:table-cell>
          <table:table-cell table:formula="of:=[.C3]/POWER(10; 18)" office:value-type="float" office:value="10147405.1742232" calcext:value-type="float">
            <text:p>10147405.1742232</text:p>
          </table:table-cell>
          <table:table-cell table:formula="of:=[.D3]/POWER(10; 18)" office:value-type="float" office:value="38802.8349006474" calcext:value-type="float">
            <text:p>38802.8349006474</text:p>
          </table:table-cell>
          <table:table-cell table:formula="of:=[.E3]" office:value-type="float" office:value="0.9523" calcext:value-type="float">
            <text:p>0.9523</text:p>
          </table:table-cell>
          <table:table-cell table:number-columns-repeated="3"/>
          <table:table-cell table:formula="of:=[.G3]*[.H3]" office:value-type="float" office:value="108118323358345" calcext:value-type="float">
            <text:p>108118323358345</text:p>
          </table:table-cell>
          <table:table-cell table:formula="of:=[.N3]/[.$N$2]" office:value-type="float" office:value="1.00008727735069" calcext:value-type="float">
            <text:p>1.00008727735069</text:p>
          </table:table-cell>
          <table:table-cell office:value-type="float" office:value="100000000000000" calcext:value-type="float">
            <text:p>100000000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6552403426883E+025" calcext:value-type="float">
            <text:p>1.06552403426883E+025</text:p>
          </table:table-cell>
          <table:table-cell office:value-type="float" office:value="1.01478479454174E+025" calcext:value-type="float">
            <text:p>1.01478479454174E+025</text:p>
          </table:table-cell>
          <table:table-cell office:value-type="float" office:value="0" calcext:value-type="float">
            <text:p>0</text:p>
          </table:table-cell>
          <table:table-cell office:value-type="float" office:value="0.9523" calcext:value-type="float">
            <text:p>0.9523</text:p>
          </table:table-cell>
          <table:table-cell office:value-type="float" office:value="2" calcext:value-type="float">
            <text:p>2</text:p>
          </table:table-cell>
          <table:table-cell table:formula="of:=[.B4]/POWER(10; 18)" office:value-type="float" office:value="10655240.3426883" calcext:value-type="float">
            <text:p>10655240.3426883</text:p>
          </table:table-cell>
          <table:table-cell table:formula="of:=[.C4]/POWER(10; 18)" office:value-type="float" office:value="10147847.9454174" calcext:value-type="float">
            <text:p>10147847.9454174</text:p>
          </table:table-cell>
          <table:table-cell table:formula="of:=[.D4]/POWER(10; 18)" office:value-type="float" office:value="0" calcext:value-type="float">
            <text:p>0</text:p>
          </table:table-cell>
          <table:table-cell table:formula="of:=[.E4]" office:value-type="float" office:value="0.9523" calcext:value-type="float">
            <text:p>0.9523</text:p>
          </table:table-cell>
          <table:table-cell/>
          <table:table-cell table:formula="of:=[.I4]-[.I3]" office:value-type="float" office:value="-38802.8349006474" calcext:value-type="float">
            <text:p>-38802.8349006474</text:p>
          </table:table-cell>
          <table:table-cell/>
          <table:table-cell table:formula="of:=[.G4]*[.H4]" office:value-type="float" office:value="108127758819478" calcext:value-type="float">
            <text:p>108127758819478</text:p>
          </table:table-cell>
          <table:table-cell table:formula="of:=[.N4]/[.$N$2]" office:value-type="float" office:value="1.00017455473664" calcext:value-type="float">
            <text:p>1.00017455473664</text:p>
          </table:table-cell>
          <table:table-cell office:value-type="float" office:value="100000000000000" calcext:value-type="float">
            <text:p>1000000000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6557052323459E+025" calcext:value-type="float">
            <text:p>1.06557052323459E+025</text:p>
          </table:table-cell>
          <table:table-cell office:value-type="float" office:value="1.01482906974723E+025" calcext:value-type="float">
            <text:p>1.01482906974723E+025</text:p>
          </table:table-cell>
          <table:table-cell office:value-type="float" office:value="0" calcext:value-type="float">
            <text:p>0</text:p>
          </table:table-cell>
          <table:table-cell office:value-type="float" office:value="0.9523" calcext:value-type="float">
            <text:p>0.9523</text:p>
          </table:table-cell>
          <table:table-cell office:value-type="float" office:value="3" calcext:value-type="float">
            <text:p>3</text:p>
          </table:table-cell>
          <table:table-cell table:formula="of:=[.B5]/POWER(10; 18)" office:value-type="float" office:value="10655705.2323459" calcext:value-type="float">
            <text:p>10655705.2323459</text:p>
          </table:table-cell>
          <table:table-cell table:formula="of:=[.C5]/POWER(10; 18)" office:value-type="float" office:value="10148290.6974723" calcext:value-type="float">
            <text:p>10148290.6974723</text:p>
          </table:table-cell>
          <table:table-cell table:formula="of:=[.D5]/POWER(10; 18)" office:value-type="float" office:value="0" calcext:value-type="float">
            <text:p>0</text:p>
          </table:table-cell>
          <table:table-cell table:formula="of:=[.E5]" office:value-type="float" office:value="0.9523" calcext:value-type="float">
            <text:p>0.9523</text:p>
          </table:table-cell>
          <table:table-cell/>
          <table:table-cell table:formula="of:=[.I5]-[.I4]" office:value-type="float" office:value="0" calcext:value-type="float">
            <text:p>0</text:p>
          </table:table-cell>
          <table:table-cell/>
          <table:table-cell table:formula="of:=[.G5]*[.H5]" office:value-type="float" office:value="108137194284423" calcext:value-type="float">
            <text:p>108137194284423</text:p>
          </table:table-cell>
          <table:table-cell table:formula="of:=[.N5]/[.$N$2]" office:value-type="float" office:value="1.00026183215784" calcext:value-type="float">
            <text:p>1.00026183215784</text:p>
          </table:table-cell>
          <table:table-cell office:value-type="float" office:value="100000000000000" calcext:value-type="float">
            <text:p>100000000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6561701019097E+025" calcext:value-type="float">
            <text:p>1.06561701019097E+025</text:p>
          </table:table-cell>
          <table:table-cell office:value-type="float" office:value="1.01487334303902E+025" calcext:value-type="float">
            <text:p>1.01487334303902E+025</text:p>
          </table:table-cell>
          <table:table-cell office:value-type="float" office:value="2.37168006278026E+022" calcext:value-type="float">
            <text:p>2.37168006278026E+022</text:p>
          </table:table-cell>
          <table:table-cell office:value-type="float" office:value="0.9523" calcext:value-type="float">
            <text:p>0.9523</text:p>
          </table:table-cell>
          <table:table-cell office:value-type="float" office:value="4" calcext:value-type="float">
            <text:p>4</text:p>
          </table:table-cell>
          <table:table-cell table:formula="of:=[.B6]/POWER(10; 18)" office:value-type="float" office:value="10656170.1019097" calcext:value-type="float">
            <text:p>10656170.1019097</text:p>
          </table:table-cell>
          <table:table-cell table:formula="of:=[.C6]/POWER(10; 18)" office:value-type="float" office:value="10148733.4303902" calcext:value-type="float">
            <text:p>10148733.4303902</text:p>
          </table:table-cell>
          <table:table-cell table:formula="of:=[.D6]/POWER(10; 18)" office:value-type="float" office:value="23716.8006278026" calcext:value-type="float">
            <text:p>23716.8006278026</text:p>
          </table:table-cell>
          <table:table-cell table:formula="of:=[.E6]" office:value-type="float" office:value="0.9523" calcext:value-type="float">
            <text:p>0.9523</text:p>
          </table:table-cell>
          <table:table-cell/>
          <table:table-cell table:formula="of:=[.I6]-[.I5]" office:value-type="float" office:value="23716.8006278026" calcext:value-type="float">
            <text:p>23716.8006278026</text:p>
          </table:table-cell>
          <table:table-cell/>
          <table:table-cell table:formula="of:=[.G6]*[.H6]" office:value-type="float" office:value="108146629753176" calcext:value-type="float">
            <text:p>108146629753176</text:p>
          </table:table-cell>
          <table:table-cell table:formula="of:=[.N6]/[.$N$2]" office:value-type="float" office:value="1.00034910961426" calcext:value-type="float">
            <text:p>1.00034910961426</text:p>
          </table:table-cell>
          <table:table-cell office:value-type="float" office:value="100000000000000" calcext:value-type="float">
            <text:p>100000000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6566349513824E+025" calcext:value-type="float">
            <text:p>1.06566349513824E+025</text:p>
          </table:table-cell>
          <table:table-cell office:value-type="float" office:value="1.01491761441737E+025" calcext:value-type="float">
            <text:p>1.01491761441737E+025</text:p>
          </table:table-cell>
          <table:table-cell office:value-type="float" office:value="0" calcext:value-type="float">
            <text:p>0</text:p>
          </table:table-cell>
          <table:table-cell office:value-type="float" office:value="0.9523" calcext:value-type="float">
            <text:p>0.9523</text:p>
          </table:table-cell>
          <table:table-cell office:value-type="float" office:value="5" calcext:value-type="float">
            <text:p>5</text:p>
          </table:table-cell>
          <table:table-cell table:formula="of:=[.B7]/POWER(10; 18)" office:value-type="float" office:value="10656634.9513824" calcext:value-type="float">
            <text:p>10656634.9513824</text:p>
          </table:table-cell>
          <table:table-cell table:formula="of:=[.C7]/POWER(10; 18)" office:value-type="float" office:value="10149176.1441737" calcext:value-type="float">
            <text:p>10149176.1441737</text:p>
          </table:table-cell>
          <table:table-cell table:formula="of:=[.D7]/POWER(10; 18)" office:value-type="float" office:value="0" calcext:value-type="float">
            <text:p>0</text:p>
          </table:table-cell>
          <table:table-cell table:formula="of:=[.E7]" office:value-type="float" office:value="0.9523" calcext:value-type="float">
            <text:p>0.9523</text:p>
          </table:table-cell>
          <table:table-cell/>
          <table:table-cell table:formula="of:=[.I7]-[.I6]" office:value-type="float" office:value="-23716.8006278026" calcext:value-type="float">
            <text:p>-23716.8006278026</text:p>
          </table:table-cell>
          <table:table-cell/>
          <table:table-cell table:formula="of:=[.G7]*[.H7]" office:value-type="float" office:value="108156065225738" calcext:value-type="float">
            <text:p>108156065225738</text:p>
          </table:table-cell>
          <table:table-cell table:formula="of:=[.N7]/[.$N$2]" office:value-type="float" office:value="1.00043638710592" calcext:value-type="float">
            <text:p>1.00043638710592</text:p>
          </table:table-cell>
          <table:table-cell office:value-type="float" office:value="100000000000000" calcext:value-type="float">
            <text:p>100000000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06570997807666E+025" calcext:value-type="float">
            <text:p>1.06570997807666E+025</text:p>
          </table:table-cell>
          <table:table-cell office:value-type="float" office:value="1.01496188388253E+025" calcext:value-type="float">
            <text:p>1.01496188388253E+025</text:p>
          </table:table-cell>
          <table:table-cell office:value-type="float" office:value="0" calcext:value-type="float">
            <text:p>0</text:p>
          </table:table-cell>
          <table:table-cell office:value-type="float" office:value="0.9523" calcext:value-type="float">
            <text:p>0.9523</text:p>
          </table:table-cell>
          <table:table-cell office:value-type="float" office:value="6" calcext:value-type="float">
            <text:p>6</text:p>
          </table:table-cell>
          <table:table-cell table:formula="of:=[.B8]/POWER(10; 18)" office:value-type="float" office:value="10657099.7807666" calcext:value-type="float">
            <text:p>10657099.7807666</text:p>
          </table:table-cell>
          <table:table-cell table:formula="of:=[.C8]/POWER(10; 18)" office:value-type="float" office:value="10149618.8388253" calcext:value-type="float">
            <text:p>10149618.8388253</text:p>
          </table:table-cell>
          <table:table-cell table:formula="of:=[.D8]/POWER(10; 18)" office:value-type="float" office:value="0" calcext:value-type="float">
            <text:p>0</text:p>
          </table:table-cell>
          <table:table-cell table:formula="of:=[.E8]" office:value-type="float" office:value="0.9523" calcext:value-type="float">
            <text:p>0.9523</text:p>
          </table:table-cell>
          <table:table-cell/>
          <table:table-cell table:formula="of:=[.I8]-[.I7]" office:value-type="float" office:value="0" calcext:value-type="float">
            <text:p>0</text:p>
          </table:table-cell>
          <table:table-cell/>
          <table:table-cell table:formula="of:=[.G8]*[.H8]" office:value-type="float" office:value="108165500702110" calcext:value-type="float">
            <text:p>108165500702110</text:p>
          </table:table-cell>
          <table:table-cell table:formula="of:=[.N8]/[.$N$2]" office:value-type="float" office:value="1.00052366463282" calcext:value-type="float">
            <text:p>1.00052366463282</text:p>
          </table:table-cell>
          <table:table-cell office:value-type="float" office:value="100000000000000" calcext:value-type="float">
            <text:p>100000000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6575645900648E+025" calcext:value-type="float">
            <text:p>1.06575645900648E+025</text:p>
          </table:table-cell>
          <table:table-cell office:value-type="float" office:value="1.01500615143474E+025" calcext:value-type="float">
            <text:p>1.01500615143474E+025</text:p>
          </table:table-cell>
          <table:table-cell office:value-type="float" office:value="2.86168569658167E+022" calcext:value-type="float">
            <text:p>2.86168569658167E+022</text:p>
          </table:table-cell>
          <table:table-cell office:value-type="float" office:value="0.9523" calcext:value-type="float">
            <text:p>0.9523</text:p>
          </table:table-cell>
          <table:table-cell office:value-type="float" office:value="7" calcext:value-type="float">
            <text:p>7</text:p>
          </table:table-cell>
          <table:table-cell table:formula="of:=[.B9]/POWER(10; 18)" office:value-type="float" office:value="10657564.5900648" calcext:value-type="float">
            <text:p>10657564.5900648</text:p>
          </table:table-cell>
          <table:table-cell table:formula="of:=[.C9]/POWER(10; 18)" office:value-type="float" office:value="10150061.5143474" calcext:value-type="float">
            <text:p>10150061.5143474</text:p>
          </table:table-cell>
          <table:table-cell table:formula="of:=[.D9]/POWER(10; 18)" office:value-type="float" office:value="28616.8569658167" calcext:value-type="float">
            <text:p>28616.8569658167</text:p>
          </table:table-cell>
          <table:table-cell table:formula="of:=[.E9]" office:value-type="float" office:value="0.9523" calcext:value-type="float">
            <text:p>0.9523</text:p>
          </table:table-cell>
          <table:table-cell/>
          <table:table-cell table:formula="of:=[.I9]-[.I8]" office:value-type="float" office:value="28616.8569658167" calcext:value-type="float">
            <text:p>28616.8569658167</text:p>
          </table:table-cell>
          <table:table-cell/>
          <table:table-cell table:formula="of:=[.G9]*[.H9]" office:value-type="float" office:value="108174936182288" calcext:value-type="float">
            <text:p>108174936182288</text:p>
          </table:table-cell>
          <table:table-cell table:formula="of:=[.N9]/[.$N$2]" office:value-type="float" office:value="1.00061094219493" calcext:value-type="float">
            <text:p>1.00061094219493</text:p>
          </table:table-cell>
          <table:table-cell office:value-type="float" office:value="100000000000000" calcext:value-type="float">
            <text:p>1000000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6580293792797E+025" calcext:value-type="float">
            <text:p>1.06580293792797E+025</text:p>
          </table:table-cell>
          <table:table-cell office:value-type="float" office:value="1.01505041707425E+025" calcext:value-type="float">
            <text:p>1.01505041707425E+025</text:p>
          </table:table-cell>
          <table:table-cell office:value-type="float" office:value="0" calcext:value-type="float">
            <text:p>0</text:p>
          </table:table-cell>
          <table:table-cell office:value-type="float" office:value="0.9523" calcext:value-type="float">
            <text:p>0.9523</text:p>
          </table:table-cell>
          <table:table-cell office:value-type="float" office:value="8" calcext:value-type="float">
            <text:p>8</text:p>
          </table:table-cell>
          <table:table-cell table:formula="of:=[.B10]/POWER(10; 18)" office:value-type="float" office:value="10658029.3792797" calcext:value-type="float">
            <text:p>10658029.3792797</text:p>
          </table:table-cell>
          <table:table-cell table:formula="of:=[.C10]/POWER(10; 18)" office:value-type="float" office:value="10150504.1707425" calcext:value-type="float">
            <text:p>10150504.1707425</text:p>
          </table:table-cell>
          <table:table-cell table:formula="of:=[.D10]/POWER(10; 18)" office:value-type="float" office:value="0" calcext:value-type="float">
            <text:p>0</text:p>
          </table:table-cell>
          <table:table-cell table:formula="of:=[.E10]" office:value-type="float" office:value="0.9523" calcext:value-type="float">
            <text:p>0.9523</text:p>
          </table:table-cell>
          <table:table-cell/>
          <table:table-cell table:formula="of:=[.I10]-[.I9]" office:value-type="float" office:value="-28616.8569658167" calcext:value-type="float">
            <text:p>-28616.8569658167</text:p>
          </table:table-cell>
          <table:table-cell/>
          <table:table-cell table:formula="of:=[.G10]*[.H10]" office:value-type="float" office:value="108184371666275" calcext:value-type="float">
            <text:p>108184371666275</text:p>
          </table:table-cell>
          <table:table-cell table:formula="of:=[.N10]/[.$N$2]" office:value-type="float" office:value="1.00069821979227" calcext:value-type="float">
            <text:p>1.00069821979227</text:p>
          </table:table-cell>
          <table:table-cell office:value-type="float" office:value="100000000000000" calcext:value-type="float">
            <text:p>100000000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06584941484138E+025" calcext:value-type="float">
            <text:p>1.06584941484138E+025</text:p>
          </table:table-cell>
          <table:table-cell office:value-type="float" office:value="1.01509468080132E+025" calcext:value-type="float">
            <text:p>1.01509468080132E+025</text:p>
          </table:table-cell>
          <table:table-cell office:value-type="float" office:value="0" calcext:value-type="float">
            <text:p>0</text:p>
          </table:table-cell>
          <table:table-cell office:value-type="float" office:value="0.9523" calcext:value-type="float">
            <text:p>0.9523</text:p>
          </table:table-cell>
          <table:table-cell office:value-type="float" office:value="9" calcext:value-type="float">
            <text:p>9</text:p>
          </table:table-cell>
          <table:table-cell table:formula="of:=[.B11]/POWER(10; 18)" office:value-type="float" office:value="10658494.1484138" calcext:value-type="float">
            <text:p>10658494.1484138</text:p>
          </table:table-cell>
          <table:table-cell table:formula="of:=[.C11]/POWER(10; 18)" office:value-type="float" office:value="10150946.8080132" calcext:value-type="float">
            <text:p>10150946.8080132</text:p>
          </table:table-cell>
          <table:table-cell table:formula="of:=[.D11]/POWER(10; 18)" office:value-type="float" office:value="0" calcext:value-type="float">
            <text:p>0</text:p>
          </table:table-cell>
          <table:table-cell table:formula="of:=[.E11]" office:value-type="float" office:value="0.9523" calcext:value-type="float">
            <text:p>0.9523</text:p>
          </table:table-cell>
          <table:table-cell/>
          <table:table-cell table:formula="of:=[.I11]-[.I10]" office:value-type="float" office:value="0" calcext:value-type="float">
            <text:p>0</text:p>
          </table:table-cell>
          <table:table-cell/>
          <table:table-cell table:formula="of:=[.G11]*[.H11]" office:value-type="float" office:value="108193807154068" calcext:value-type="float">
            <text:p>108193807154068</text:p>
          </table:table-cell>
          <table:table-cell table:formula="of:=[.N11]/[.$N$2]" office:value-type="float" office:value="1.00078549742482" calcext:value-type="float">
            <text:p>1.00078549742482</text:p>
          </table:table-cell>
          <table:table-cell office:value-type="float" office:value="100000000000000" calcext:value-type="float">
            <text:p>1000000000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6589588974699E+025" calcext:value-type="float">
            <text:p>1.06589588974699E+025</text:p>
          </table:table-cell>
          <table:table-cell office:value-type="float" office:value="1.01513894261618E+025" calcext:value-type="float">
            <text:p>1.01513894261618E+025</text:p>
          </table:table-cell>
          <table:table-cell office:value-type="float" office:value="3.32505174604018E+022" calcext:value-type="float">
            <text:p>3.32505174604018E+022</text:p>
          </table:table-cell>
          <table:table-cell office:value-type="float" office:value="0.9523" calcext:value-type="float">
            <text:p>0.9523</text:p>
          </table:table-cell>
          <table:table-cell office:value-type="float" office:value="10" calcext:value-type="float">
            <text:p>10</text:p>
          </table:table-cell>
          <table:table-cell table:formula="of:=[.B12]/POWER(10; 18)" office:value-type="float" office:value="10658958.8974699" calcext:value-type="float">
            <text:p>10658958.8974699</text:p>
          </table:table-cell>
          <table:table-cell table:formula="of:=[.C12]/POWER(10; 18)" office:value-type="float" office:value="10151389.4261618" calcext:value-type="float">
            <text:p>10151389.4261618</text:p>
          </table:table-cell>
          <table:table-cell table:formula="of:=[.D12]/POWER(10; 18)" office:value-type="float" office:value="33250.5174604018" calcext:value-type="float">
            <text:p>33250.5174604018</text:p>
          </table:table-cell>
          <table:table-cell table:formula="of:=[.E12]" office:value-type="float" office:value="0.9523" calcext:value-type="float">
            <text:p>0.9523</text:p>
          </table:table-cell>
          <table:table-cell/>
          <table:table-cell table:formula="of:=[.I12]-[.I11]" office:value-type="float" office:value="33250.5174604018" calcext:value-type="float">
            <text:p>33250.5174604018</text:p>
          </table:table-cell>
          <table:table-cell/>
          <table:table-cell table:formula="of:=[.G12]*[.H12]" office:value-type="float" office:value="108203242645669" calcext:value-type="float">
            <text:p>108203242645669</text:p>
          </table:table-cell>
          <table:table-cell table:formula="of:=[.N12]/[.$N$2]" office:value-type="float" office:value="1.00087277509258" calcext:value-type="float">
            <text:p>1.00087277509258</text:p>
          </table:table-cell>
          <table:table-cell office:value-type="float" office:value="100000000000000" calcext:value-type="float">
            <text:p>10000000000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06594236264504E+025" calcext:value-type="float">
            <text:p>1.06594236264504E+025</text:p>
          </table:table-cell>
          <table:table-cell office:value-type="float" office:value="1.01518320251909E+025" calcext:value-type="float">
            <text:p>1.01518320251909E+025</text:p>
          </table:table-cell>
          <table:table-cell office:value-type="float" office:value="0" calcext:value-type="float">
            <text:p>0</text:p>
          </table:table-cell>
          <table:table-cell office:value-type="float" office:value="0.9523" calcext:value-type="float">
            <text:p>0.9523</text:p>
          </table:table-cell>
          <table:table-cell office:value-type="float" office:value="11" calcext:value-type="float">
            <text:p>11</text:p>
          </table:table-cell>
          <table:table-cell table:formula="of:=[.B13]/POWER(10; 18)" office:value-type="float" office:value="10659423.6264504" calcext:value-type="float">
            <text:p>10659423.6264504</text:p>
          </table:table-cell>
          <table:table-cell table:formula="of:=[.C13]/POWER(10; 18)" office:value-type="float" office:value="10151832.0251909" calcext:value-type="float">
            <text:p>10151832.0251909</text:p>
          </table:table-cell>
          <table:table-cell table:formula="of:=[.D13]/POWER(10; 18)" office:value-type="float" office:value="0" calcext:value-type="float">
            <text:p>0</text:p>
          </table:table-cell>
          <table:table-cell table:formula="of:=[.E13]" office:value-type="float" office:value="0.9523" calcext:value-type="float">
            <text:p>0.9523</text:p>
          </table:table-cell>
          <table:table-cell/>
          <table:table-cell table:formula="of:=[.I13]-[.I12]" office:value-type="float" office:value="-33250.5174604018" calcext:value-type="float">
            <text:p>-33250.5174604018</text:p>
          </table:table-cell>
          <table:table-cell/>
          <table:table-cell table:formula="of:=[.G13]*[.H13]" office:value-type="float" office:value="108212678141076" calcext:value-type="float">
            <text:p>108212678141076</text:p>
          </table:table-cell>
          <table:table-cell table:formula="of:=[.N13]/[.$N$2]" office:value-type="float" office:value="1.00096005279555" calcext:value-type="float">
            <text:p>1.00096005279555</text:p>
          </table:table-cell>
          <table:table-cell office:value-type="float" office:value="100000000000000" calcext:value-type="float">
            <text:p>10000000000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0659888335358E+025" calcext:value-type="float">
            <text:p>1.0659888335358E+025</text:p>
          </table:table-cell>
          <table:table-cell office:value-type="float" office:value="1.01522746051029E+025" calcext:value-type="float">
            <text:p>1.01522746051029E+025</text:p>
          </table:table-cell>
          <table:table-cell office:value-type="float" office:value="0" calcext:value-type="float">
            <text:p>0</text:p>
          </table:table-cell>
          <table:table-cell office:value-type="float" office:value="0.9523" calcext:value-type="float">
            <text:p>0.9523</text:p>
          </table:table-cell>
          <table:table-cell office:value-type="float" office:value="12" calcext:value-type="float">
            <text:p>12</text:p>
          </table:table-cell>
          <table:table-cell table:formula="of:=[.B14]/POWER(10; 18)" office:value-type="float" office:value="10659888.335358" calcext:value-type="float">
            <text:p>10659888.335358</text:p>
          </table:table-cell>
          <table:table-cell table:formula="of:=[.C14]/POWER(10; 18)" office:value-type="float" office:value="10152274.6051029" calcext:value-type="float">
            <text:p>10152274.6051029</text:p>
          </table:table-cell>
          <table:table-cell table:formula="of:=[.D14]/POWER(10; 18)" office:value-type="float" office:value="0" calcext:value-type="float">
            <text:p>0</text:p>
          </table:table-cell>
          <table:table-cell table:formula="of:=[.E14]" office:value-type="float" office:value="0.9523" calcext:value-type="float">
            <text:p>0.9523</text:p>
          </table:table-cell>
          <table:table-cell/>
          <table:table-cell table:formula="of:=[.I14]-[.I13]" office:value-type="float" office:value="0" calcext:value-type="float">
            <text:p>0</text:p>
          </table:table-cell>
          <table:table-cell/>
          <table:table-cell table:formula="of:=[.G14]*[.H14]" office:value-type="float" office:value="108222113640288" calcext:value-type="float">
            <text:p>108222113640288</text:p>
          </table:table-cell>
          <table:table-cell table:formula="of:=[.N14]/[.$N$2]" office:value-type="float" office:value="1.00104733053372" calcext:value-type="float">
            <text:p>1.00104733053372</text:p>
          </table:table-cell>
          <table:table-cell office:value-type="float" office:value="100000000000000" calcext:value-type="float">
            <text:p>10000000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06603530241953E+025" calcext:value-type="float">
            <text:p>1.06603530241953E+025</text:p>
          </table:table-cell>
          <table:table-cell office:value-type="float" office:value="1.01527171659003E+025" calcext:value-type="float">
            <text:p>1.01527171659003E+025</text:p>
          </table:table-cell>
          <table:table-cell office:value-type="float" office:value="3.7638931973094E+022" calcext:value-type="float">
            <text:p>3.7638931973094E+022</text:p>
          </table:table-cell>
          <table:table-cell office:value-type="float" office:value="0.9523" calcext:value-type="float">
            <text:p>0.9523</text:p>
          </table:table-cell>
          <table:table-cell office:value-type="float" office:value="13" calcext:value-type="float">
            <text:p>13</text:p>
          </table:table-cell>
          <table:table-cell table:formula="of:=[.B15]/POWER(10; 18)" office:value-type="float" office:value="10660353.0241953" calcext:value-type="float">
            <text:p>10660353.0241953</text:p>
          </table:table-cell>
          <table:table-cell table:formula="of:=[.C15]/POWER(10; 18)" office:value-type="float" office:value="10152717.1659003" calcext:value-type="float">
            <text:p>10152717.1659003</text:p>
          </table:table-cell>
          <table:table-cell table:formula="of:=[.D15]/POWER(10; 18)" office:value-type="float" office:value="37638.931973094" calcext:value-type="float">
            <text:p>37638.931973094</text:p>
          </table:table-cell>
          <table:table-cell table:formula="of:=[.E15]" office:value-type="float" office:value="0.9523" calcext:value-type="float">
            <text:p>0.9523</text:p>
          </table:table-cell>
          <table:table-cell/>
          <table:table-cell table:formula="of:=[.I15]-[.I14]" office:value-type="float" office:value="37638.931973094" calcext:value-type="float">
            <text:p>37638.931973094</text:p>
          </table:table-cell>
          <table:table-cell/>
          <table:table-cell table:formula="of:=[.G15]*[.H15]" office:value-type="float" office:value="108231549143305" calcext:value-type="float">
            <text:p>108231549143305</text:p>
          </table:table-cell>
          <table:table-cell table:formula="of:=[.N15]/[.$N$2]" office:value-type="float" office:value="1.00113460830709" calcext:value-type="float">
            <text:p>1.00113460830709</text:p>
          </table:table-cell>
          <table:table-cell office:value-type="float" office:value="100000000000000" calcext:value-type="float">
            <text:p>10000000000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06608176929649E+025" calcext:value-type="float">
            <text:p>1.06608176929649E+025</text:p>
          </table:table-cell>
          <table:table-cell office:value-type="float" office:value="1.01531597075856E+025" calcext:value-type="float">
            <text:p>1.01531597075856E+025</text:p>
          </table:table-cell>
          <table:table-cell office:value-type="float" office:value="0" calcext:value-type="float">
            <text:p>0</text:p>
          </table:table-cell>
          <table:table-cell office:value-type="float" office:value="0.9523" calcext:value-type="float">
            <text:p>0.9523</text:p>
          </table:table-cell>
          <table:table-cell office:value-type="float" office:value="14" calcext:value-type="float">
            <text:p>14</text:p>
          </table:table-cell>
          <table:table-cell table:formula="of:=[.B16]/POWER(10; 18)" office:value-type="float" office:value="10660817.6929649" calcext:value-type="float">
            <text:p>10660817.6929649</text:p>
          </table:table-cell>
          <table:table-cell table:formula="of:=[.C16]/POWER(10; 18)" office:value-type="float" office:value="10153159.7075856" calcext:value-type="float">
            <text:p>10153159.7075856</text:p>
          </table:table-cell>
          <table:table-cell table:formula="of:=[.D16]/POWER(10; 18)" office:value-type="float" office:value="0" calcext:value-type="float">
            <text:p>0</text:p>
          </table:table-cell>
          <table:table-cell table:formula="of:=[.E16]" office:value-type="float" office:value="0.9523" calcext:value-type="float">
            <text:p>0.9523</text:p>
          </table:table-cell>
          <table:table-cell table:number-columns-repeated="3"/>
          <table:table-cell table:formula="of:=[.G16]*[.H16]" office:value-type="float" office:value="108240984650127" calcext:value-type="float">
            <text:p>108240984650127</text:p>
          </table:table-cell>
          <table:table-cell table:formula="of:=[.N16]/[.$N$2]" office:value-type="float" office:value="1.00122188611565" calcext:value-type="float">
            <text:p>1.00122188611565</text:p>
          </table:table-cell>
          <table:table-cell office:value-type="float" office:value="100000000000000" calcext:value-type="float">
            <text:p>100000000000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06617469703113E+025" calcext:value-type="float">
            <text:p>1.06617469703113E+025</text:p>
          </table:table-cell>
          <table:table-cell office:value-type="float" office:value="1.01540447336298E+025" calcext:value-type="float">
            <text:p>1.01540447336298E+025</text:p>
          </table:table-cell>
          <table:table-cell office:value-type="float" office:value="4.1801069230092E+022" calcext:value-type="float">
            <text:p>4.1801069230092E+022</text:p>
          </table:table-cell>
          <table:table-cell office:value-type="float" office:value="0.9523" calcext:value-type="float">
            <text:p>0.9523</text:p>
          </table:table-cell>
          <table:table-cell office:value-type="float" office:value="15" calcext:value-type="float">
            <text:p>15</text:p>
          </table:table-cell>
          <table:table-cell table:formula="of:=[.B17]/POWER(10; 18)" office:value-type="float" office:value="10661746.9703113" calcext:value-type="float">
            <text:p>10661746.9703113</text:p>
          </table:table-cell>
          <table:table-cell table:formula="of:=[.C17]/POWER(10; 18)" office:value-type="float" office:value="10154044.7336298" calcext:value-type="float">
            <text:p>10154044.7336298</text:p>
          </table:table-cell>
          <table:table-cell table:formula="of:=[.D17]/POWER(10; 18)" office:value-type="float" office:value="41801.069230092" calcext:value-type="float">
            <text:p>41801.069230092</text:p>
          </table:table-cell>
          <table:table-cell table:formula="of:=[.E17]" office:value-type="float" office:value="0.9523" calcext:value-type="float">
            <text:p>0.9523</text:p>
          </table:table-cell>
          <table:table-cell table:number-columns-repeated="3"/>
          <table:table-cell table:formula="of:=[.G17]*[.H17]" office:value-type="float" office:value="108259855675183" calcext:value-type="float">
            <text:p>108259855675183</text:p>
          </table:table-cell>
          <table:table-cell table:formula="of:=[.N17]/[.$N$2]" office:value-type="float" office:value="1.00139644183833" calcext:value-type="float">
            <text:p>1.00139644183833</text:p>
          </table:table-cell>
          <table:table-cell office:value-type="float" office:value="100000000000000" calcext:value-type="float">
            <text:p>100000000000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06622115788934E+025" calcext:value-type="float">
            <text:p>1.06622115788934E+025</text:p>
          </table:table-cell>
          <table:table-cell office:value-type="float" office:value="1.01544872179937E+025" calcext:value-type="float">
            <text:p>1.01544872179937E+025</text:p>
          </table:table-cell>
          <table:table-cell office:value-type="float" office:value="0" calcext:value-type="float">
            <text:p>0</text:p>
          </table:table-cell>
          <table:table-cell office:value-type="float" office:value="0.9523" calcext:value-type="float">
            <text:p>0.9523</text:p>
          </table:table-cell>
          <table:table-cell office:value-type="float" office:value="16" calcext:value-type="float">
            <text:p>16</text:p>
          </table:table-cell>
          <table:table-cell table:formula="of:=[.B18]/POWER(10; 18)" office:value-type="float" office:value="10662211.5788934" calcext:value-type="float">
            <text:p>10662211.5788934</text:p>
          </table:table-cell>
          <table:table-cell table:formula="of:=[.C18]/POWER(10; 18)" office:value-type="float" office:value="10154487.2179937" calcext:value-type="float">
            <text:p>10154487.2179937</text:p>
          </table:table-cell>
          <table:table-cell table:formula="of:=[.D18]/POWER(10; 18)" office:value-type="float" office:value="0" calcext:value-type="float">
            <text:p>0</text:p>
          </table:table-cell>
          <table:table-cell table:formula="of:=[.E18]" office:value-type="float" office:value="0.9523" calcext:value-type="float">
            <text:p>0.9523</text:p>
          </table:table-cell>
          <table:table-cell table:number-columns-repeated="3"/>
          <table:table-cell table:formula="of:=[.G18]*[.H18]" office:value-type="float" office:value="108269291193417" calcext:value-type="float">
            <text:p>108269291193417</text:p>
          </table:table-cell>
          <table:table-cell table:formula="of:=[.N18]/[.$N$2]" office:value-type="float" office:value="1.00148371975246" calcext:value-type="float">
            <text:p>1.00148371975246</text:p>
          </table:table-cell>
          <table:table-cell office:value-type="float" office:value="100000000000000" calcext:value-type="float">
            <text:p>100000000000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06626761674181E+025" calcext:value-type="float">
            <text:p>1.06626761674181E+025</text:p>
          </table:table-cell>
          <table:table-cell office:value-type="float" office:value="1.01549296832553E+025" calcext:value-type="float">
            <text:p>1.01549296832553E+025</text:p>
          </table:table-cell>
          <table:table-cell office:value-type="float" office:value="0" calcext:value-type="float">
            <text:p>0</text:p>
          </table:table-cell>
          <table:table-cell office:value-type="float" office:value="0.9523" calcext:value-type="float">
            <text:p>0.9523</text:p>
          </table:table-cell>
          <table:table-cell office:value-type="float" office:value="17" calcext:value-type="float">
            <text:p>17</text:p>
          </table:table-cell>
          <table:table-cell table:formula="of:=[.B19]/POWER(10; 18)" office:value-type="float" office:value="10662676.1674181" calcext:value-type="float">
            <text:p>10662676.1674181</text:p>
          </table:table-cell>
          <table:table-cell table:formula="of:=[.C19]/POWER(10; 18)" office:value-type="float" office:value="10154929.6832553" calcext:value-type="float">
            <text:p>10154929.6832553</text:p>
          </table:table-cell>
          <table:table-cell table:formula="of:=[.D19]/POWER(10; 18)" office:value-type="float" office:value="0" calcext:value-type="float">
            <text:p>0</text:p>
          </table:table-cell>
          <table:table-cell table:formula="of:=[.E19]" office:value-type="float" office:value="0.9523" calcext:value-type="float">
            <text:p>0.9523</text:p>
          </table:table-cell>
          <table:table-cell table:number-columns-repeated="3"/>
          <table:table-cell table:formula="of:=[.G19]*[.H19]" office:value-type="float" office:value="108278726715453" calcext:value-type="float">
            <text:p>108278726715453</text:p>
          </table:table-cell>
          <table:table-cell table:formula="of:=[.N19]/[.$N$2]" office:value-type="float" office:value="1.00157099770174" calcext:value-type="float">
            <text:p>1.00157099770174</text:p>
          </table:table-cell>
          <table:table-cell office:value-type="float" office:value="100000000000000" calcext:value-type="float">
            <text:p>1000000000000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0663140735888E+025" calcext:value-type="float">
            <text:p>1.0663140735888E+025</text:p>
          </table:table-cell>
          <table:table-cell office:value-type="float" office:value="1.01553721294172E+025" calcext:value-type="float">
            <text:p>1.01553721294172E+025</text:p>
          </table:table-cell>
          <table:table-cell office:value-type="float" office:value="4.57539909245558E+022" calcext:value-type="float">
            <text:p>4.57539909245558E+022</text:p>
          </table:table-cell>
          <table:table-cell office:value-type="float" office:value="0.9523" calcext:value-type="float">
            <text:p>0.9523</text:p>
          </table:table-cell>
          <table:table-cell office:value-type="float" office:value="18" calcext:value-type="float">
            <text:p>18</text:p>
          </table:table-cell>
          <table:table-cell table:formula="of:=[.B20]/POWER(10; 18)" office:value-type="float" office:value="10663140.735888" calcext:value-type="float">
            <text:p>10663140.735888</text:p>
          </table:table-cell>
          <table:table-cell table:formula="of:=[.C20]/POWER(10; 18)" office:value-type="float" office:value="10155372.1294172" calcext:value-type="float">
            <text:p>10155372.1294172</text:p>
          </table:table-cell>
          <table:table-cell table:formula="of:=[.D20]/POWER(10; 18)" office:value-type="float" office:value="45753.9909245558" calcext:value-type="float">
            <text:p>45753.9909245558</text:p>
          </table:table-cell>
          <table:table-cell table:formula="of:=[.E20]" office:value-type="float" office:value="0.9523" calcext:value-type="float">
            <text:p>0.9523</text:p>
          </table:table-cell>
          <table:table-cell table:number-columns-repeated="3"/>
          <table:table-cell table:formula="of:=[.G20]*[.H20]" office:value-type="float" office:value="108288162241290" calcext:value-type="float">
            <text:p>108288162241290</text:p>
          </table:table-cell>
          <table:table-cell table:formula="of:=[.N20]/[.$N$2]" office:value-type="float" office:value="1.0016582756862" calcext:value-type="float">
            <text:p>1.0016582756862</text:p>
          </table:table-cell>
          <table:table-cell office:value-type="float" office:value="100000000000000" calcext:value-type="float">
            <text:p>100000000000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06636052843059E+025" calcext:value-type="float">
            <text:p>1.06636052843059E+025</text:p>
          </table:table-cell>
          <table:table-cell office:value-type="float" office:value="1.01558145564818E+025" calcext:value-type="float">
            <text:p>1.01558145564818E+025</text:p>
          </table:table-cell>
          <table:table-cell office:value-type="float" office:value="0" calcext:value-type="float">
            <text:p>0</text:p>
          </table:table-cell>
          <table:table-cell office:value-type="float" office:value="0.9523" calcext:value-type="float">
            <text:p>0.9523</text:p>
          </table:table-cell>
          <table:table-cell office:value-type="float" office:value="19" calcext:value-type="float">
            <text:p>19</text:p>
          </table:table-cell>
          <table:table-cell table:formula="of:=[.B21]/POWER(10; 18)" office:value-type="float" office:value="10663605.2843059" calcext:value-type="float">
            <text:p>10663605.2843059</text:p>
          </table:table-cell>
          <table:table-cell table:formula="of:=[.C21]/POWER(10; 18)" office:value-type="float" office:value="10155814.5564818" calcext:value-type="float">
            <text:p>10155814.5564818</text:p>
          </table:table-cell>
          <table:table-cell table:formula="of:=[.D21]/POWER(10; 18)" office:value-type="float" office:value="0" calcext:value-type="float">
            <text:p>0</text:p>
          </table:table-cell>
          <table:table-cell table:formula="of:=[.E21]" office:value-type="float" office:value="0.9523" calcext:value-type="float">
            <text:p>0.952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06640698126742E+025" calcext:value-type="float">
            <text:p>1.06640698126742E+025</text:p>
          </table:table-cell>
          <table:table-cell office:value-type="float" office:value="1.01562569644516E+025" calcext:value-type="float">
            <text:p>1.01562569644516E+025</text:p>
          </table:table-cell>
          <table:table-cell office:value-type="float" office:value="0" calcext:value-type="float">
            <text:p>0</text:p>
          </table:table-cell>
          <table:table-cell office:value-type="float" office:value="0.9523" calcext:value-type="float">
            <text:p>0.9523</text:p>
          </table:table-cell>
          <table:table-cell table:number-columns-repeated="4"/>
          <table:table-cell table:formula="of:=[.E22]" office:value-type="float" office:value="0.9523" calcext:value-type="float">
            <text:p>0.9523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06645343209956E+025" calcext:value-type="float">
            <text:p>1.06645343209956E+025</text:p>
          </table:table-cell>
          <table:table-cell office:value-type="float" office:value="1.01566993533291E+025" calcext:value-type="float">
            <text:p>1.01566993533291E+025</text:p>
          </table:table-cell>
          <table:table-cell office:value-type="float" office:value="4.95130854967823E+022" calcext:value-type="float">
            <text:p>4.95130854967823E+022</text:p>
          </table:table-cell>
          <table:table-cell office:value-type="float" office:value="0.9523" calcext:value-type="float">
            <text:p>0.9523</text:p>
          </table:table-cell>
          <table:table-cell table:number-columns-repeated="4"/>
          <table:table-cell table:formula="of:=[.E23]" office:value-type="float" office:value="0.9523" calcext:value-type="float">
            <text:p>0.9523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06649988092727E+025" calcext:value-type="float">
            <text:p>1.06649988092727E+025</text:p>
          </table:table-cell>
          <table:table-cell office:value-type="float" office:value="1.01571417231168E+025" calcext:value-type="float">
            <text:p>1.01571417231168E+025</text:p>
          </table:table-cell>
          <table:table-cell office:value-type="float" office:value="1.30192261183124E+021" calcext:value-type="float">
            <text:p>1.30192261183124E+021</text:p>
          </table:table-cell>
          <table:table-cell office:value-type="float" office:value="0.9523" calcext:value-type="float">
            <text:p>0.9523</text:p>
          </table:table-cell>
          <table:table-cell table:number-columns-repeated="4"/>
          <table:table-cell table:formula="of:=[.E24]" office:value-type="float" office:value="0.9523" calcext:value-type="float">
            <text:p>0.9523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0665463277508E+025" calcext:value-type="float">
            <text:p>1.0665463277508E+025</text:p>
          </table:table-cell>
          <table:table-cell office:value-type="float" office:value="1.01575840738171E+025" calcext:value-type="float">
            <text:p>1.01575840738171E+025</text:p>
          </table:table-cell>
          <table:table-cell office:value-type="float" office:value="0" calcext:value-type="float">
            <text:p>0</text:p>
          </table:table-cell>
          <table:table-cell office:value-type="float" office:value="0.9523" calcext:value-type="float">
            <text:p>0.9523</text:p>
          </table:table-cell>
          <table:table-cell table:number-columns-repeated="4"/>
          <table:table-cell table:formula="of:=[.E25]" office:value-type="float" office:value="0.9523" calcext:value-type="float">
            <text:p>0.9523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06659277257041E+025" calcext:value-type="float">
            <text:p>1.06659277257041E+025</text:p>
          </table:table-cell>
          <table:table-cell office:value-type="float" office:value="1.01580264054325E+025" calcext:value-type="float">
            <text:p>1.01580264054325E+025</text:p>
          </table:table-cell>
          <table:table-cell office:value-type="float" office:value="0" calcext:value-type="float">
            <text:p>0</text:p>
          </table:table-cell>
          <table:table-cell office:value-type="float" office:value="0.9523" calcext:value-type="float">
            <text:p>0.9523</text:p>
          </table:table-cell>
          <table:table-cell table:number-columns-repeated="4"/>
          <table:table-cell table:formula="of:=[.E26]" office:value-type="float" office:value="0.9523" calcext:value-type="float">
            <text:p>0.9523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06663921538637E+025" calcext:value-type="float">
            <text:p>1.06663921538637E+025</text:p>
          </table:table-cell>
          <table:table-cell office:value-type="float" office:value="1.01584687179654E+025" calcext:value-type="float">
            <text:p>1.01584687179654E+025</text:p>
          </table:table-cell>
          <table:table-cell office:value-type="float" office:value="0" calcext:value-type="float">
            <text:p>0</text:p>
          </table:table-cell>
          <table:table-cell office:value-type="float" office:value="0.9523" calcext:value-type="float">
            <text:p>0.9523</text:p>
          </table:table-cell>
          <table:table-cell table:number-columns-repeated="4"/>
          <table:table-cell table:formula="of:=[.E27]" office:value-type="float" office:value="0.9523" calcext:value-type="float">
            <text:p>0.9523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06668565619893E+025" calcext:value-type="float">
            <text:p>1.06668565619893E+025</text:p>
          </table:table-cell>
          <table:table-cell office:value-type="float" office:value="1.01589110114184E+025" calcext:value-type="float">
            <text:p>1.01589110114184E+025</text:p>
          </table:table-cell>
          <table:table-cell office:value-type="float" office:value="0" calcext:value-type="float">
            <text:p>0</text:p>
          </table:table-cell>
          <table:table-cell office:value-type="float" office:value="0.9523" calcext:value-type="float">
            <text:p>0.9523</text:p>
          </table:table-cell>
          <table:table-cell table:number-columns-repeated="4"/>
          <table:table-cell table:formula="of:=[.E28]" office:value-type="float" office:value="0.9523" calcext:value-type="float">
            <text:p>0.9523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06673209500836E+025" calcext:value-type="float">
            <text:p>1.06673209500836E+025</text:p>
          </table:table-cell>
          <table:table-cell office:value-type="float" office:value="1.01593532857939E+025" calcext:value-type="float">
            <text:p>1.01593532857939E+025</text:p>
          </table:table-cell>
          <table:table-cell office:value-type="float" office:value="0" calcext:value-type="float">
            <text:p>0</text:p>
          </table:table-cell>
          <table:table-cell office:value-type="float" office:value="0.9523" calcext:value-type="float">
            <text:p>0.9523</text:p>
          </table:table-cell>
          <table:table-cell table:number-columns-repeated="4"/>
          <table:table-cell table:formula="of:=[.E29]" office:value-type="float" office:value="0.9523" calcext:value-type="float">
            <text:p>0.9523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E3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E31]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/00/0000</text:date>, <text:time style:data-style-name="N2" text:time-value="14:11:55.2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12-13T14:12:27.692000000</dc:date>
    <meta:editing-duration>P3DT17H44M41S</meta:editing-duration>
    <meta:editing-cycles>2</meta:editing-cycles>
    <meta:generator>LibreOffice/6.3.1.2$Windows_X86_64 LibreOffice_project/b79626edf0065ac373bd1df5c28bd630b4424273</meta:generator>
    <meta:document-statistic meta:table-count="2" meta:cell-count="630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9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3cm" svg:height="8.998cm" xlink:href=".." xlink:type="simple" chart:class="chart:scatter" chart:style-name="ch1">
        <chart:title svg:x="4.407cm" svg:y="0.315cm" chart:style-name="ch2">
          <text:p>Exchange rate of USD/StableToken</text:p>
        </chart:title>
        <chart:subtitle svg:x="6.285cm" svg:y="1.273cm" chart:style-name="ch3">
          <text:p>Debt_NFT are paid</text:p>
        </chart:subtitle>
        <chart:plot-area chart:style-name="ch4" table:cell-range-address="Sheet2.F2:Sheet2.F21 Sheet2.J2:Sheet2.J21" svg:x="1.516cm" svg:y="1.935cm" svg:width="14.157cm" svg:height="5.901cm">
          <chartooo:coordinate-region svg:x="2.428cm" svg:y="2.134cm" svg:width="13.058cm" svg:height="5.055cm"/>
          <chart:axis chart:dimension="x" chart:name="primary-x" chart:style-name="ch5">
            <chart:title svg:x="4.727cm" svg:y="8.015cm" chart:style-name="ch6">
              <text:p>Number of transactions with 1% from volume quantity</text:p>
            </chart:title>
          </chart:axis>
          <chart:axis chart:dimension="y" chart:name="primary-y" chart:style-name="ch7">
            <chart:title svg:x="0.637cm" svg:y="7.495cm" chart:style-name="ch8">
              <text:p>Exchange rate of USD/StableToken</text:p>
            </chart:title>
            <chart:grid chart:style-name="ch9" chart:class="major"/>
          </chart:axis>
          <chart:series chart:style-name="ch10" chart:values-cell-range-address="Sheet2.J2:Sheet2.J21" chart:class="chart:scatter">
            <chart:domain table:cell-range-address="Sheet2.F2:Sheet2.F21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F2:Sheet2.F21</svg:desc>
                </draw:g>
              </table:table-cell>
              <table:table-cell office:value-type="float" office:value="0.9523">
                <text:p>0.9523</text:p>
                <draw:g>
                  <svg:desc>Sheet2.J2:Sheet2.J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523">
                <text:p>0.95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9523">
                <text:p>0.95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9523">
                <text:p>0.95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9523">
                <text:p>0.95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9523">
                <text:p>0.95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9523">
                <text:p>0.95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9523">
                <text:p>0.95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9523">
                <text:p>0.95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523">
                <text:p>0.95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9523">
                <text:p>0.95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9523">
                <text:p>0.95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9523">
                <text:p>0.95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9523">
                <text:p>0.95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9523">
                <text:p>0.95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9523">
                <text:p>0.95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9523">
                <text:p>0.95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9523">
                <text:p>0.95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9523">
                <text:p>0.95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9523">
                <text:p>0.9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4cm" svg:height="10.254cm" xlink:href=".." xlink:type="simple" chart:class="chart:scatter" chart:style-name="ch1">
        <chart:title svg:x="6.022cm" svg:y="0.341cm" chart:style-name="ch2">
          <text:p>Change in volumes</text:p>
        </chart:title>
        <chart:subtitle svg:x="6.286cm" svg:y="1.325cm" chart:style-name="ch3">
          <text:p>Debt_NFT are paid</text:p>
        </chart:subtitle>
        <chart:legend chart:legend-position="end" svg:x="12.011cm" svg:y="4.33cm" style:legend-expansion="high" chart:style-name="ch4"/>
        <chart:plot-area chart:style-name="ch5" table:cell-range-address="Sheet2.F2:Sheet2.I21 Sheet2.G1:Sheet2.I1" chart:data-source-has-labels="row" svg:x="1.33cm" svg:y="2.213cm" svg:width="10.362cm" svg:height="6.855cm">
          <chartooo:coordinate-region svg:x="2.877cm" svg:y="2.412cm" svg:width="8.442cm" svg:height="6.009cm"/>
          <chart:axis chart:dimension="x" chart:name="primary-x" chart:style-name="ch6">
            <chart:title svg:x="2.644cm" svg:y="9.273cm" chart:style-name="ch7">
              <text:p>Number of transactions with 1% from volume quantity</text:p>
            </chart:title>
          </chart:axis>
          <chart:axis chart:dimension="y" chart:name="primary-y" chart:style-name="ch8">
            <chart:title svg:x="0.451cm" svg:y="7.02cm" chart:style-name="ch9">
              <text:p>Volumes in tokens</text:p>
            </chart:title>
            <chart:grid chart:style-name="ch10" chart:class="major"/>
          </chart:axis>
          <chart:series chart:style-name="ch11" chart:values-cell-range-address="Sheet2.G2:Sheet2.G21" chart:label-cell-address="Sheet2.G1:Sheet2.G1" chart:class="chart:scatter">
            <chart:domain table:cell-range-address="Sheet2.F2:Sheet2.F21"/>
            <chart:data-point chart:repeated="20"/>
          </chart:series>
          <chart:series chart:style-name="ch12" chart:values-cell-range-address="Sheet2.H2:Sheet2.H21" chart:label-cell-address="Sheet2.H1:Sheet2.H1" chart:class="chart:scatter">
            <chart:data-point chart:repeated="20"/>
          </chart:series>
          <chart:series chart:style-name="ch13" chart:values-cell-range-address="Sheet2.I2:Sheet2.I21" chart:label-cell-address="Sheet2.I1:Sheet2.I1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USD balance</text:p>
                <draw:g>
                  <svg:desc>Sheet2.G1:Sheet2.G1</svg:desc>
                </draw:g>
              </table:table-cell>
              <table:table-cell office:value-type="string">
                <text:p>StableToken balance</text:p>
                <draw:g>
                  <svg:desc>Sheet2.H1:Sheet2.H1</svg:desc>
                </draw:g>
              </table:table-cell>
              <table:table-cell office:value-type="string">
                <text:p>Treasury balance</text:p>
                <draw:g>
                  <svg:desc>Sheet2.I1:Sheet2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F2:Sheet2.F21</svg:desc>
                </draw:g>
              </table:table-cell>
              <table:table-cell office:value-type="float" office:value="10654310.5030815">
                <text:p>10654310.5030815</text:p>
                <draw:g>
                  <svg:desc>Sheet2.G2:Sheet2.G21</svg:desc>
                </draw:g>
              </table:table-cell>
              <table:table-cell office:value-type="float" office:value="10146962.3838872">
                <text:p>10146962.3838872</text:p>
                <draw:g>
                  <svg:desc>Sheet2.H2:Sheet2.H21</svg:desc>
                </draw:g>
              </table:table-cell>
              <table:table-cell office:value-type="float" office:value="0">
                <text:p>0</text:p>
                <draw:g>
                  <svg:desc>Sheet2.I2:Sheet2.I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654775.4329344">
                <text:p>10654775.4329344</text:p>
              </table:table-cell>
              <table:table-cell office:value-type="float" office:value="10147405.1742232">
                <text:p>10147405.1742232</text:p>
              </table:table-cell>
              <table:table-cell office:value-type="float" office:value="38802.8349006474">
                <text:p>38802.83490064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655240.3426883">
                <text:p>10655240.3426883</text:p>
              </table:table-cell>
              <table:table-cell office:value-type="float" office:value="10147847.9454174">
                <text:p>10147847.9454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655705.2323459">
                <text:p>10655705.2323459</text:p>
              </table:table-cell>
              <table:table-cell office:value-type="float" office:value="10148290.6974723">
                <text:p>10148290.6974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656170.1019097">
                <text:p>10656170.1019097</text:p>
              </table:table-cell>
              <table:table-cell office:value-type="float" office:value="10148733.4303902">
                <text:p>10148733.4303902</text:p>
              </table:table-cell>
              <table:table-cell office:value-type="float" office:value="23716.8006278026">
                <text:p>23716.80062780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656634.9513824">
                <text:p>10656634.9513824</text:p>
              </table:table-cell>
              <table:table-cell office:value-type="float" office:value="10149176.1441737">
                <text:p>10149176.1441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657099.7807666">
                <text:p>10657099.7807666</text:p>
              </table:table-cell>
              <table:table-cell office:value-type="float" office:value="10149618.8388253">
                <text:p>10149618.8388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657564.5900648">
                <text:p>10657564.5900648</text:p>
              </table:table-cell>
              <table:table-cell office:value-type="float" office:value="10150061.5143474">
                <text:p>10150061.5143474</text:p>
              </table:table-cell>
              <table:table-cell office:value-type="float" office:value="28616.8569658167">
                <text:p>28616.85696581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658029.3792797">
                <text:p>10658029.3792797</text:p>
              </table:table-cell>
              <table:table-cell office:value-type="float" office:value="10150504.1707425">
                <text:p>10150504.1707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658494.1484138">
                <text:p>10658494.1484138</text:p>
              </table:table-cell>
              <table:table-cell office:value-type="float" office:value="10150946.8080132">
                <text:p>10150946.8080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658958.8974699">
                <text:p>10658958.8974699</text:p>
              </table:table-cell>
              <table:table-cell office:value-type="float" office:value="10151389.4261618">
                <text:p>10151389.4261618</text:p>
              </table:table-cell>
              <table:table-cell office:value-type="float" office:value="33250.5174604018">
                <text:p>33250.51746040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659423.6264504">
                <text:p>10659423.6264504</text:p>
              </table:table-cell>
              <table:table-cell office:value-type="float" office:value="10151832.0251909">
                <text:p>10151832.0251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659888.335358">
                <text:p>10659888.335358</text:p>
              </table:table-cell>
              <table:table-cell office:value-type="float" office:value="10152274.6051029">
                <text:p>10152274.6051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660353.0241953">
                <text:p>10660353.0241953</text:p>
              </table:table-cell>
              <table:table-cell office:value-type="float" office:value="10152717.1659003">
                <text:p>10152717.1659003</text:p>
              </table:table-cell>
              <table:table-cell office:value-type="float" office:value="37638.931973094">
                <text:p>37638.9319730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0660817.6929649">
                <text:p>10660817.6929649</text:p>
              </table:table-cell>
              <table:table-cell office:value-type="float" office:value="10153159.7075856">
                <text:p>10153159.7075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0661746.9703113">
                <text:p>10661746.9703113</text:p>
              </table:table-cell>
              <table:table-cell office:value-type="float" office:value="10154044.7336298">
                <text:p>10154044.7336298</text:p>
              </table:table-cell>
              <table:table-cell office:value-type="float" office:value="41801.069230092">
                <text:p>41801.0692300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0662211.5788934">
                <text:p>10662211.5788934</text:p>
              </table:table-cell>
              <table:table-cell office:value-type="float" office:value="10154487.2179937">
                <text:p>10154487.2179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0662676.1674181">
                <text:p>10662676.1674181</text:p>
              </table:table-cell>
              <table:table-cell office:value-type="float" office:value="10154929.6832553">
                <text:p>10154929.6832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0663140.735888">
                <text:p>10663140.735888</text:p>
              </table:table-cell>
              <table:table-cell office:value-type="float" office:value="10155372.1294172">
                <text:p>10155372.1294172</text:p>
              </table:table-cell>
              <table:table-cell office:value-type="float" office:value="45753.9909245558">
                <text:p>45753.99092455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0663605.2843059">
                <text:p>10663605.2843059</text:p>
              </table:table-cell>
              <table:table-cell office:value-type="float" office:value="10155814.5564818">
                <text:p>10155814.556481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